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/>
    </style:style>
    <style:style style:name="P2" style:family="paragraph">
      <style:paragraph-properties fo:text-align="start"/>
      <style:text-properties style:text-line-through-style="none" style:text-line-through-type="none" style:font-name="Arial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font-name="Arial" fo:font-size="10pt"/>
    </style:style>
    <style:style style:name="P5" style:family="paragraph">
      <style:paragraph-properties fo:text-align="start"/>
      <style:text-properties style:text-line-through-style="none" style:text-line-through-type="none" style:font-name="Arial" fo:font-size="18pt" fo:font-style="normal" style:text-underline-style="none" fo:font-weight="bol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bottom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honeNumber" form:control-implementation="ooo:com.sun.star.form.component.FixedText" xml:id="control1" form:id="control1" form:label="Téléphone:" form:for="control2"/>
          <form:text form:name="PhoneNumberField" form:control-implementation="ooo:com.sun.star.form.component.TextField" xml:id="control2" form:id="control2" form:readonly="true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Email" form:control-implementation="ooo:com.sun.star.form.component.FixedText" xml:id="control3" form:id="control3" form:label="Email:" form:for="control4"/>
          <form:text form:name="EmailField" form:control-implementation="ooo:com.sun.star.form.component.TextField" xml:id="control4" form:id="control4" form:readonly="true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LastName" form:control-implementation="ooo:com.sun.star.form.component.FixedText" xml:id="control5" form:id="control5" form:label="Nom:" form:for="control6"/>
          <form:text form:name="LastNameField" form:control-implementation="ooo:com.sun.star.form.component.TextField" xml:id="control6" form:id="control6" form:readonly="true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FirstName" form:control-implementation="ooo:com.sun.star.form.component.FixedText" xml:id="control7" form:id="control7" form:label="Prénom:" form:for="control8"/>
          <form:text form:name="FirstNameField" form:control-implementation="ooo:com.sun.star.form.component.TextField" xml:id="control8" form:id="control8" form:readonly="true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Gender" form:control-implementation="ooo:com.sun.star.form.component.FixedText" xml:id="control9" form:id="control9" form:label="Genre:" form:for="control28"/>
          <form:fixed-text form:name="BirthYear" form:control-implementation="ooo:com.sun.star.form.component.FixedText" xml:id="control10" form:id="control10" form:label="Année de naissance:" form:for="control11"/>
          <form:text form:name="BirthYearField" form:control-implementation="ooo:com.sun.star.form.component.TextField" xml:id="control11" form:id="control11" form:readonly="true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TelegramId" form:control-implementation="ooo:com.sun.star.form.component.FixedText" xml:id="control12" form:id="control12" form:label="Telegram:" form:for="control13"/>
          <form:text form:name="TelegramIdField" form:control-implementation="ooo:com.sun.star.form.component.TextField" xml:id="control13" form:id="control13" form:readonly="true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PseudoCb" form:control-implementation="ooo:com.sun.star.form.component.FixedText" xml:id="control14" form:id="control14" form:label="Pseudo Cibi:" form:for="control15"/>
          <form:text form:name="PseudoCbField" form:control-implementation="ooo:com.sun.star.form.component.TextField" xml:id="control15" form:id="control15" form:readonly="true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City" form:control-implementation="ooo:com.sun.star.form.component.FixedText" xml:id="control16" form:id="control16" form:label="Commune:" form:for="control17"/>
          <form:text form:name="CityField" form:control-implementation="ooo:com.sun.star.form.component.TextField" xml:id="control17" form:id="control17" form:readonly="true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Address" form:control-implementation="ooo:com.sun.star.form.component.FixedText" xml:id="control18" form:id="control18" form:label="Adresse:" form:for="control19"/>
          <form:textarea form:name="AddressField" form:control-implementation="ooo:com.sun.star.form.component.TextField" xml:id="control19" form:id="control19" form:readonly="true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SkillsPro" form:control-implementation="ooo:com.sun.star.form.component.FixedText" xml:id="control20" form:id="control20" form:label="Compétences professionnelles, expertises:" form:for="control21"/>
          <form:textarea form:name="SkillsProField" form:control-implementation="ooo:com.sun.star.form.component.TextField" xml:id="control21" form:id="control21" form:title="Compétences professionnelles, domaines d'expertise" form:readonly="true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ompétences professionnelles, domaines d'expertis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SkillsExtraPro" form:control-implementation="ooo:com.sun.star.form.component.FixedText" xml:id="control22" form:id="control22" form:label="Compétences extra-professionnelles, connaissances:" form:title="Compétences extra-professionnelles, connaissances:" form:for="control23">
            <form:properties>
              <form:property form:property-name="HelpText" office:value-type="string" office:string-value="Compétences extra-professionnelles, connaissances, langues parlées:"/>
            </form:properties>
          </form:fixed-text>
          <form:textarea form:name="SkillsExtraProFields" form:control-implementation="ooo:com.sun.star.form.component.TextField" xml:id="control23" form:id="control23" form:title="Compétences extra-professionnelles, connaissances, langues parlées" form:readonly="true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ompétences extra-professionnelles, connaissances, langues parlées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Equipment" form:control-implementation="ooo:com.sun.star.form.component.FixedText" xml:id="control24" form:id="control24" form:label="Matériel et Equipements:" form:title="Matériel pouvant rendre service au collectif (ex : tronçonneuse, groupe électrogène, outillage complet, pelleteuse, tracteur, poste CB, container, serres, treuils, matériel médical, etc.)Précision : il ne s’agit pas de prêter du matériel, qui risquerait d’être abîmé, mais d’apporter soi-même l’aide avec ce matériel." form:for="control25">
            <form:properties>
              <form:property form:property-name="HelpText" office:value-type="string" office:string-value="Matériel pouvant rendre service au collectif (ex : tronçonneuse, groupe électrogène, outillage complet, pelleteuse, tracteur, poste CB, container, serres, treuils, matériel médical, etc.)Précision : il ne s’agit pas de prêter du matériel, qui risquerait d’être abîmé, mais d’apporter soi-même l’aide avec ce matériel."/>
            </form:properties>
          </form:fixed-text>
          <form:textarea form:name="EquipmentField" form:control-implementation="ooo:com.sun.star.form.component.TextField" xml:id="control25" form:id="control25" form:title="Matériel pouvant rendre service au collectif (ex : tronçonneuse, groupe électrogène, outillage complet, pelleteuse, tracteur, poste CB, container, serres, treuils, matériel médical, etc.) Précision : il ne s’agit pas de prêter du matériel, qui risquerait d’être abîmé, mais d’apporter soi-même l’aide avec ce matériel." form:readonly="true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Matériel pouvant rendre service au collectif (ex : tronçonneuse, groupe électrogène, outillage complet, pelleteuse, tracteur, poste CB, container, serres, treuils, matériel médical, etc.)Précision : il ne s’agit pas de prêter du matériel, qui risquerait d’être abîmé, mais d’apporter soi-même l’aide avec ce matériel.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PeopleUnderCare" form:control-implementation="ooo:com.sun.star.form.component.FixedText" xml:id="control26" form:id="control26" form:label="Personnes à charge:" form:title="nombre d'enfants (classes?), malades (conditions spécifiques), personnes agées dépendantes..." form:for="control27">
            <form:properties>
              <form:property form:property-name="HelpText" office:value-type="string" office:string-value="nombre d'enfants (classes?), malades (conditions spécifiques), personnes agées dépendantes..."/>
            </form:properties>
          </form:fixed-text>
          <form:text form:name="PeopleUnderCareField" form:control-implementation="ooo:com.sun.star.form.component.TextField" xml:id="control27" form:id="control27" form:title="nombre d'enfants (classes?), malades (conditions spécifiques), personnes agées dépendantes..." form:readonly="true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bre d'enfants (classes?), malades (conditions spécifiques), personnes agées dépendantes...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GenderField" form:control-implementation="ooo:com.sun.star.form.component.TextField" xml:id="control28" form:id="control28" form:readonly="true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TitleField" form:control-implementation="ooo:com.sun.star.form.component.TextField" xml:id="control29" form:id="control29" form:readonly="true" form:tab-index="3" form:current-value="Prénom N, Commune, M/F NNans" form:value="Prénom N, Commune, M/F NNan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ormatted-text form:name="PageField" form:control-implementation="ooo:com.sun.star.form.component.NumericField" xml:id="control30" form:id="control30" form:readonly="true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ixed-text form:name="Associations" form:control-implementation="ooo:com.sun.star.form.component.FixedText" xml:id="control31" form:id="control31" form:label="Vie associative:" form:title="Autres associations" form:for="control32">
            <form:properties>
              <form:property form:property-name="HelpText" office:value-type="string" office:string-value="Autres associations"/>
            </form:properties>
          </form:fixed-text>
          <form:text form:name="AssociationsField" form:control-implementation="ooo:com.sun.star.form.component.TextField" xml:id="control32" form:id="control32" form:title="Autres associations" form:readonly="true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utres associations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WeeklyAvailability" form:control-implementation="ooo:com.sun.star.form.component.FixedText" xml:id="control33" form:id="control33" form:label="Temps dispo hebdo:" form:title="temps disponible hebdomadaire indicatif" form:for="control34">
            <form:properties>
              <form:property form:property-name="HelpText" office:value-type="string" office:string-value="temps disponible hebdomadaire indicatif"/>
            </form:properties>
          </form:fixed-text>
          <form:text form:name="WeeklyAvailabilityField" form:control-implementation="ooo:com.sun.star.form.component.TextField" xml:id="control34" form:id="control34" form:title="temps disponible hebdomadaire indicatif" form:readonly="true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emps disponible hebdomadaire indicatif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Vehicles" form:control-implementation="ooo:com.sun.star.form.component.FixedText" xml:id="control35" form:id="control35" form:label="Véhicules:" form:title="voiture, 4x4, fourgon/van, poids lourd, moto, vélo, remorque, charrette, ânes, chevaux, barque, bateau, canoe, etc.">
            <form:properties>
              <form:property form:property-name="HelpText" office:value-type="string" office:string-value="voiture, 4x4, fourgon/van, poids lourd, moto, vélo, remorque, charrette, ânes, chevaux, barque, bateau, canoe, etc."/>
            </form:properties>
          </form:fixed-text>
          <form:textarea form:name="VehiclesField" form:control-implementation="ooo:com.sun.star.form.component.TextField" xml:id="control36" form:id="control36" form:title="voiture, 4x4, fourgon/van, poids lourd, moto, vélo, remorque, charrette, ânes, chevaux, barque, bateau, canoe, etc." form:readonly="true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iture, 4x4, fourgon/van, poids lourd, moto, vélo, remorque, charrette, ânes, chevaux, barque, bateau, canoe, etc.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ResourcesWE" form:control-implementation="ooo:com.sun.star.form.component.FixedText" xml:id="control37" form:id="control37" form:label="Ressources Eau/Energie:" form:title="Ressources eau/énergies (puit/source/ruisseau, filtration, panneaux solaires/eoliennes/groupe electrogene, stockage eau/carburant/gaz/bois/elec)">
            <form:properties>
              <form:property form:property-name="HelpText" office:value-type="string" office:string-value="Ressources eau/énergies (puit/source/ruisseau, filtration, panneaux solaires/eoliennes/groupe electrogene, stockage eau/carburant/gaz/bois/elec)"/>
            </form:properties>
          </form:fixed-text>
          <form:text form:name="ResourcesWEField" form:control-implementation="ooo:com.sun.star.form.component.TextField" xml:id="control38" form:id="control38" form:title="Ressources eau/énergies (puit/source/ruisseau, filtration, panneaux solaires/eoliennes/groupe electrogene, stockage eau/carburant/gaz/bois/elec)" form:readonly="true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Ressources eau/énergies (puit/source/ruisseau, filtration, panneaux solaires/eoliennes/groupe electrogene, stockage eau/carburant/gaz/bois/elec)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Housing" form:control-implementation="ooo:com.sun.star.form.component.FixedText" xml:id="control39" form:id="control39" form:label="Capacité d'accueil:" form:title="Capacités d’hébergement à court, moyen ou long terme, parking">
            <form:properties>
              <form:property form:property-name="HelpText" office:value-type="string" office:string-value="Capacités d’hébergement à court, moyen ou long terme, parking"/>
            </form:properties>
          </form:fixed-text>
          <form:textarea form:name="HousingField" form:control-implementation="ooo:com.sun.star.form.component.TextField" xml:id="control40" form:id="control40" form:title="Capacités d’hébergement à court, moyen ou long terme, parking" form:readonly="true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apacités d’hébergement à court, moyen ou long terme, parking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Land" form:control-implementation="ooo:com.sun.star.form.component.FixedText" xml:id="control41" form:id="control41" form:label="Terrains exploitables:" form:title="Terrains cultivés/cultivables, serres">
            <form:properties>
              <form:property form:property-name="HelpText" office:value-type="string" office:string-value="Terrains cultivés/cultivables, serres"/>
            </form:properties>
          </form:fixed-text>
          <form:textarea form:name="LandField" form:control-implementation="ooo:com.sun.star.form.component.TextField" xml:id="control42" form:id="control42" form:title="Terrains cultivés/cultivables, serres" form:readonly="true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errains cultivés/cultivables, serres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EditionFilenameField" form:control-implementation="ooo:com.sun.star.form.component.TextField" xml:id="control43" form:id="control43" form:readonly="true" form:current-value="edition_annuaire" form:value="edition_annuair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control text:anchor-type="paragraph" draw:z-index="0" draw:name="Shape2_1" draw:style-name="gr3" draw:text-style-name="P3" svg:width="1.378in" svg:height="0.1969in" svg:x="0in" svg:y="1.7882in" draw:control="control1"/><draw:control text:anchor-type="paragraph" draw:z-index="1" draw:name="Shape3_1" draw:style-name="gr2" draw:text-style-name="P2" svg:width="2.1657in" svg:height="0.1969in" svg:x="0.9839in" svg:y="1.7882in" draw:control="control2"/><draw:control text:anchor-type="paragraph" draw:z-index="2" draw:name="Shape2_2" draw:style-name="gr3" draw:text-style-name="P3" svg:width="1.378in" svg:height="0.1969in" svg:x="3.5437in" svg:y="1.7882in" draw:control="control3"/><draw:control text:anchor-type="paragraph" draw:z-index="3" draw:name="Shape3_2" draw:style-name="gr2" draw:text-style-name="P2" svg:width="2.1657in" svg:height="0.1969in" svg:x="4.528in" svg:y="1.7882in" draw:control="control4"/><draw:control text:anchor-type="paragraph" draw:z-index="4" draw:name="Shape2" draw:style-name="gr3" draw:text-style-name="P3" svg:width="1.378in" svg:height="0.1969in" svg:x="0in" svg:y="1.0008in" draw:control="control5"/><draw:control text:anchor-type="paragraph" draw:z-index="5" draw:name="Shape3" draw:style-name="gr2" draw:text-style-name="P2" svg:width="2.1657in" svg:height="0.1969in" svg:x="0.9839in" svg:y="1.0008in" draw:control="control6"/><draw:control text:anchor-type="paragraph" draw:z-index="6" draw:name="Shape2_0" draw:style-name="gr3" draw:text-style-name="P3" svg:width="1.378in" svg:height="0.1969in" svg:x="3.5437in" svg:y="1.0008in" draw:control="control7"/><draw:control text:anchor-type="paragraph" draw:z-index="7" draw:name="Shape3_0" draw:style-name="gr2" draw:text-style-name="P2" svg:width="2.1657in" svg:height="0.1969in" svg:x="4.528in" svg:y="1.0008in" draw:control="control8"/><draw:control text:anchor-type="paragraph" draw:z-index="11" draw:name="Shape2_3" draw:style-name="gr3" draw:text-style-name="P3" svg:width="1.378in" svg:height="0.1969in" svg:x="0in" svg:y="2.1819in" draw:control="control12"/><draw:control text:anchor-type="paragraph" draw:z-index="12" draw:name="Shape3_3" draw:style-name="gr5" draw:text-style-name="P2" svg:width="2.1657in" svg:height="0.1969in" svg:x="0.9839in" svg:y="2.1819in" draw:control="control13"/><draw:control text:anchor-type="paragraph" draw:z-index="13" draw:name="Shape2_4" draw:style-name="gr3" draw:text-style-name="P3" svg:width="1.378in" svg:height="0.1969in" svg:x="3.5437in" svg:y="2.1819in" draw:control="control14"/><draw:control text:anchor-type="paragraph" draw:z-index="14" draw:name="Shape3_4" draw:style-name="gr2" draw:text-style-name="P2" svg:width="2.1657in" svg:height="0.1969in" svg:x="4.528in" svg:y="2.1819in" draw:control="control15"/><draw:control text:anchor-type="paragraph" draw:z-index="15" draw:name="Shape2_7" draw:style-name="gr3" draw:text-style-name="P3" svg:width="1.378in" svg:height="0.1969in" svg:x="0in" svg:y="2.5756in" draw:control="control16"/><draw:control text:anchor-type="paragraph" draw:z-index="16" draw:name="Shape3_5" draw:style-name="gr2" draw:text-style-name="P2" svg:width="2.1657in" svg:height="0.1969in" svg:x="0.9839in" svg:y="2.5756in" draw:control="control17"/><draw:control text:anchor-type="paragraph" draw:z-index="17" draw:name="Shape2_8" draw:style-name="gr3" draw:text-style-name="P3" svg:width="1.378in" svg:height="0.1969in" svg:x="3.5437in" svg:y="2.5756in" draw:control="control18"/><draw:control text:anchor-type="paragraph" draw:z-index="18" draw:name="Shape3_7" draw:style-name="gr2" draw:text-style-name="P2" svg:width="2.1657in" svg:height="0.5906in" svg:x="4.528in" svg:y="2.5756in" draw:control="control19"/><draw:control text:anchor-type="paragraph" draw:z-index="19" draw:name="Shape2_9" draw:style-name="gr3" draw:text-style-name="P3" svg:width="3.1496in" svg:height="0.1969in" svg:x="0in" svg:y="3.6528in" draw:control="control20"/><draw:control text:anchor-type="paragraph" draw:z-index="20" draw:name="Shape3_8" draw:style-name="gr2" draw:text-style-name="P2" svg:width="5.7094in" svg:height="0.6004in" svg:x="0.9839in" svg:y="3.8492in" draw:control="control21"/><draw:control text:anchor-type="paragraph" draw:z-index="21" draw:name="Shape2_10" draw:style-name="gr3" draw:text-style-name="P3" svg:width="3.1496in" svg:height="0.1969in" svg:x="0in" svg:y="4.4402in" draw:control="control22"/><draw:control text:anchor-type="paragraph" draw:z-index="22" draw:name="Shape3_9" draw:style-name="gr2" draw:text-style-name="P2" svg:width="5.7094in" svg:height="0.6004in" svg:x="0.9839in" svg:y="4.6366in" draw:control="control23"/><draw:control text:anchor-type="paragraph" draw:z-index="23" draw:name="Shape2_11" draw:style-name="gr3" draw:text-style-name="P3" svg:width="3.1496in" svg:height="0.1969in" svg:x="0in" svg:y="5.228in" draw:control="control24"/><draw:control text:anchor-type="paragraph" draw:z-index="24" draw:name="Shape3_10" draw:style-name="gr2" draw:text-style-name="P2" svg:width="5.7094in" svg:height="0.6004in" svg:x="0.9839in" svg:y="5.4244in" draw:control="control25"/><draw:control text:anchor-type="paragraph" draw:z-index="25" draw:name="Shape2_14" draw:style-name="gr3" draw:text-style-name="P3" svg:width="1.378in" svg:height="0.1969in" svg:x="0in" svg:y="3.4256in" draw:control="control26"/><draw:control text:anchor-type="paragraph" draw:z-index="26" draw:name="Shape3_13" draw:style-name="gr2" draw:text-style-name="P2" svg:width="5.7094in" svg:height="0.1969in" svg:x="0.9839in" svg:y="3.4256in" draw:control="control27"/><draw:control text:anchor-type="paragraph" draw:z-index="9" draw:name="Shape2_6" draw:style-name="gr3" draw:text-style-name="P3" svg:width="1.378in" svg:height="0.1969in" svg:x="3.5437in" svg:y="1.3945in" draw:control="control10"/><draw:control text:anchor-type="paragraph" draw:z-index="8" draw:name="Shape2_5" draw:style-name="gr3" draw:text-style-name="P3" svg:width="1.378in" svg:height="0.1969in" svg:x="0in" svg:y="1.3945in" draw:control="control9"/><draw:control text:anchor-type="paragraph" draw:z-index="10" draw:name="Shape3_6" draw:style-name="gr2" draw:text-style-name="P2" svg:width="2.1657in" svg:height="0.1969in" svg:x="4.528in" svg:y="1.3945in" draw:control="control11"/><draw:control text:anchor-type="paragraph" draw:z-index="27" draw:name="Shape3_14" draw:style-name="gr2" draw:text-style-name="P2" svg:width="2.1657in" svg:height="0.1969in" svg:x="0.9839in" svg:y="1.3945in" draw:control="control28"/><draw:control text:anchor-type="paragraph" draw:z-index="28" draw:name="Shape3_15" draw:style-name="gr4" draw:text-style-name="P5" svg:width="4.7252in" svg:height="0.3941in" svg:x="-0.0008in" svg:y="-0.1181in" draw:control="control29"/><draw:control text:anchor-type="paragraph" draw:z-index="29" draw:name="Shape1" draw:style-name="gr4" draw:text-style-name="P4" svg:width="0.9843in" svg:height="0.1976in" svg:x="2.9528in" svg:y="9.7543in" draw:control="control30"/><draw:control text:anchor-type="paragraph" draw:z-index="30" draw:name="Shape2_15" draw:style-name="gr3" draw:text-style-name="P3" svg:width="1.378in" svg:height="0.1969in" svg:x="0in" svg:y="9.2673in" draw:control="control31"/><draw:control text:anchor-type="paragraph" draw:z-index="31" draw:name="Shape3_16" draw:style-name="gr2" draw:text-style-name="P2" svg:width="5.7094in" svg:height="0.1969in" svg:x="0.9839in" svg:y="9.2673in" draw:control="control32"/><draw:control text:anchor-type="paragraph" draw:z-index="32" draw:name="Shape2_17" draw:style-name="gr3" draw:text-style-name="P3" svg:width="1.378in" svg:height="0.1969in" svg:x="0in" svg:y="9.5173in" draw:control="control33"/><draw:control text:anchor-type="paragraph" draw:z-index="33" draw:name="Shape3_18" draw:style-name="gr2" draw:text-style-name="P2" svg:width="5.7094in" svg:height="0.1969in" svg:x="0.9839in" svg:y="9.5173in" draw:control="control34"/><draw:control text:anchor-type="paragraph" draw:z-index="34" draw:name="Shape2_12" draw:style-name="gr3" draw:text-style-name="P3" svg:width="3.1496in" svg:height="0.1969in" svg:x="0in" svg:y="6.0071in" draw:control="control35"/><draw:control text:anchor-type="paragraph" draw:z-index="35" draw:name="Shape3_11" draw:style-name="gr2" draw:text-style-name="P2" svg:width="5.7094in" svg:height="0.6004in" svg:x="0.9839in" svg:y="6.2035in" draw:control="control36"/><draw:control text:anchor-type="paragraph" draw:z-index="36" draw:name="Shape2_16" draw:style-name="gr3" draw:text-style-name="P3" svg:width="1.378in" svg:height="0.1969in" svg:x="0in" svg:y="8.3256in" draw:control="control37"/><draw:control text:anchor-type="paragraph" draw:z-index="37" draw:name="Shape3_12" draw:style-name="gr2" draw:text-style-name="P2" svg:width="5.7094in" svg:height="0.6004in" svg:x="0.9839in" svg:y="8.5319in" draw:control="control38"/><draw:control text:anchor-type="paragraph" draw:z-index="38" draw:name="Shape2_13" draw:style-name="gr3" draw:text-style-name="P3" svg:width="3.1496in" svg:height="0.1969in" svg:x="0in" svg:y="6.8154in" draw:control="control39"/><draw:control text:anchor-type="paragraph" draw:z-index="39" draw:name="Shape3_17" draw:style-name="gr2" draw:text-style-name="P2" svg:width="5.7094in" svg:height="0.6004in" svg:x="0.9839in" svg:y="7.0118in" draw:control="control40"/><draw:control text:anchor-type="paragraph" draw:z-index="40" draw:name="Shape2_18" draw:style-name="gr3" draw:text-style-name="P3" svg:width="3.1496in" svg:height="0.1969in" svg:x="0in" svg:y="7.5819in" draw:control="control41"/><draw:control text:anchor-type="paragraph" draw:z-index="41" draw:name="Shape3_19" draw:style-name="gr2" draw:text-style-name="P2" svg:width="5.7094in" svg:height="0.6004in" svg:x="0.9839in" svg:y="7.7783in" draw:control="control42"/><draw:control text:anchor-type="paragraph" draw:z-index="42" draw:name="Shape4" draw:style-name="gr1" draw:text-style-name="P1" svg:width="2.5594in" svg:height="0.135in" svg:x="4.1339in" svg:y="9.8181in" draw:control="control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5T16:34:34.567819950</meta:creation-date>
    <meta:editing-cycles>33</meta:editing-cycles>
    <meta:editing-duration>P9DT16H17M26S</meta:editing-duration>
    <dc:subject>page annuaire local SOLARIS</dc:subject>
    <dc:title>Page Annuaire SOLARIS</dc:title>
    <dc:date>2022-03-16T05:01:54.228228023</dc:date>
    <meta:generator>LibreOffice/7.0.3.1$MacOSX_X86_64 LibreOffice_project/d7547858d014d4cf69878db179d326fc3483e082</meta:generator>
    <meta:keyword>page annuaire SOLARIS</meta:keyword>
    <meta:document-statistic meta:table-count="0" meta:image-count="0" meta:object-count="0" meta:page-count="1" meta:paragraph-count="0" meta:word-count="0" meta:character-count="0" meta:non-whitespace-character-count="0"/>
  </office:meta>
</office:document-meta>
</file>